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16.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gs</text:p>
          </table:table-cell>
          <table:table-cell office:value-type="string" calcext:value-type="string">
            <text:p>08-01-2022</text:p>
          </table:table-cell>
          <table:table-cell office:value-type="string" calcext:value-type="string">
            <text:p>add meta tag list iin front end</text:p>
          </table:table-cell>
          <table:table-cell table:number-columns-repeated="1020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 calcext:value-type="string">
            <text:p>Blogs Create</text:p>
          </table:table-cell>
          <table:table-cell/>
          <table:table-cell table:style-name="ce3" office:value-type="string" calcext:value-type="string">
            <text:p>P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ug (url)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table:style-name="ce3" office:value-type="string" calcext:value-type="string">
            <text:p>Meta Ta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ta_tit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ta_descri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e_published (publish d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e_modified <text:s text:c="2"/>(updated d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uth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ta_im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ta_url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number-columns-repeated="2"/>
          <table:table-cell office:value-type="string" office:string-value="&lt;script type=&quot;application/ld+json&quot;&gt;&#10;{&#10;&quot;@context&quot;: &quot;http://schema.org&quot;,&#10;&quot;@type&quot;: &quot;Article&quot;,&#10;&quot;name&quot;: &quot;What is Flutter? and why you should use it.&quot;,&#10;&quot;author&quot;: {&#10;&quot;@type&quot;: &quot;Person&quot;,  &#10;&quot;name&quot;: &quot;Anandi sheladiya&quot;&#10;},&#10;&quot;datePublished&quot;: &quot;2021-12-07&quot;,&#10;&quot;image&quot;: &quot;why_flutter.png&quot;,&#10;&quot;url&quot;: &quot;https://technomads.in/what-is-flutter-and-why-you-should-use-it.html&quot;,&#10;&quot;publisher&quot;: &quot;Organisation&quot;,&#10;&quot;mainEntityOfPage&quot;: &quot;What is Flutter? and why you should use it.&quot;,&#10;&quot;headline&quot;: &quot;What is Flutter? and why you should use it.&quot;,&#10;&quot;dateModified&quot;: &quot;2021-07-12&quot;&#10;}&#10;&lt;/script&gt;" calcext:value-type="string">
            <text:p>&lt;script type="application/ld+json"&gt;</text:p>
            <text:p>{</text:p>
            <text:p>"@context": "http://schema.org",</text:p>
            <text:p>"@type": "Article",</text:p>
            <text:p>"name": "What is Flutter? and why you should use it.",</text:p>
            <text:p>"author": {</text:p>
            <text:p>"@type": "Person",  </text:p>
            <text:p>"name": "Anandi sheladiya"</text:p>
            <text:p>},</text:p>
            <text:p>"datePublished": "2021-12-07",</text:p>
            <text:p>"image": "why_flutter.png",</text:p>
            <text:p>"url": "https://technomads.in/what-is-flutter-and-why-you-should-use-it.html",</text:p>
            <text:p>"publisher": "Organisation",</text:p>
            <text:p>"mainEntityOfPage": "What is Flutter? and why you should use it.",</text:p>
            <text:p>"headline": "What is Flutter? and why you should use it.",</text:p>
            <text:p>"dateModified": "2021-07-12"</text:p>
            <text:p>}</text:p>
            <text:p>&lt;/script&gt;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3:57:37.508456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0:48:52.039507046</meta:creation-date>
    <meta:generator>LibreOffice/6.4.7.2$Linux_X86_64 LibreOffice_project/40$Build-2</meta:generator>
    <dc:date>2022-01-08T14:05:05.743132292</dc:date>
    <meta:editing-duration>PT13M48S</meta:editing-duration>
    <meta:editing-cycles>10</meta:editing-cycles>
    <meta:document-statistic meta:table-count="1" meta:cell-count="22" meta:object-count="0"/>
  </office:meta>
</office:document-meta>
</file>